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Objects.getPortal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Objects.getPortal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Objects.getProfi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Objects.getCompone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Objects.PortalObjects( PortalService portal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